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eparate data from code</text:p>
                <text:list>
                  <text:list-item>
                    <text:p>Inventory</text:p>
                    <text:list>
                      <text:list-item>
                        <text:p>Hosts and groups</text:p>
                      </text:list-item>
                      <text:list-item>
                        <text:p>group_vars</text:p>
                      </text:list-item>
                      <text:list-item>
                        <text:p>host_vars</text:p>
                      </text:list-item>
                      <text:list-item>
                        <text:p>Group hosts into groups</text:p>
                      </text:list-item>
                      <text:list-item>
                        <text:p>Reference groups in playbooks/task lists rather than hosts</text:p>
                        <text:list>
                          <text:list-item>
                            <text:p>This allows you to easily replace hosts without having to alter playbooks</text:p>
                          </text:list-item>
                        </text:list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ventory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tatic</text:p>
                <text:list>
                  <text:list-item>
                    <text:p>Groups hosts into groups</text:p>
                    <text:list>
                      <text:list-item>
                        <text:p>Several different formats</text:p>
                        <text:list>
                          <text:list-item>
                            <text:p>Ini</text:p>
                          </text:list-item>
                          <text:list-item>
                            <text:p>Yaml</text:p>
                          </text:list-item>
                          <text:list-item>
                            <text:p>Js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ynamic</text:p>
                <text:list>
                  <text:list-item>
                    <text:p>Queries sources for hosts and groups</text:p>
                    <text:list>
                      <text:list-item>
                        <text:p>Ec2</text:p>
                      </text:list-item>
                      <text:list-item>
                        <text:p>Nmap</text:p>
                      </text:list-item>
                      <text:list-item>
                        <text:p>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tructure</text:p>
                <text:list>
                  <text:list-item>
                    <text:p>Playbook has multiple tasks and roles</text:p>
                  </text:list-item>
                  <text:list-item>
                    <text:p>Modules configure specific things</text:p>
                    <text:list>
                      <text:list-item>
                        <text:p>http</text:p>
                      </text:list-item>
                      <text:list-item>
                        <text:p>cron</text:p>
                      </text:list-item>
                    </text:list>
                  </text:list-item>
                  <text:list-item>
                    <text:p>Variables</text:p>
                    <text:list>
                      <text:list-item>
                        <text:p>Effectively global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Variable Precedence (mostly)</text:p>
                <text:list>
                  <text:list-item>
                    <text:p>Role defaults</text:p>
                  </text:list-item>
                  <text:list-item>
                    <text:p>inventory/group_varrs</text:p>
                  </text:list-item>
                  <text:list-item>
                    <text:p>inventory/host_vars</text:p>
                  </text:list-item>
                  <text:list-item>
                    <text:p>Host facts</text:p>
                  </text:list-item>
                  <text:list-item>
                    <text:p>Play vars</text:p>
                  </text:list-item>
                  <text:list-item>
                    <text:p>Role vars</text:p>
                  </text:list-item>
                  <text:list-item>
                    <text:p>set_facts</text:p>
                  </text:list-item>
                  <text:list-item>
                    <text:p>Extra v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ere are actually 22 levels of variable precendence</text:p>
                <text:list>
                  <text:list-item>
                    <text:p>Obviously complicated</text:p>
                  </text:list-item>
                </text:list>
              </text:list-item>
              <text:list-item>
                <text:p>Role order matters</text:p>
                <text:list>
                  <text:list-item>
                    <text:p>Later variables overwrite earlier ones</text:p>
                  </text:list-item>
                </text:list>
              </text:list-item>
              <text:list-item>
                <text:p><text:span text:style-name="T1">https://docs.ansible.com/ansible/latest/user_guide/playbooks_variables.html#understanding-variable-preced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Role structure</text:p>
                <text:list>
                  <text:list-item>
                    <text:p>Role</text:p>
                    <text:list>
                      <text:list-item>
                        <text:p>defaults</text:p>
                      </text:list-item>
                      <text:list-item>
                        <text:p>files</text:p>
                      </text:list-item>
                      <text:list-item>
                        <text:p>tasks</text:p>
                      </text:list-item>
                      <text:list-item>
                        <text:p>templates</text:p>
                      </text:list-item>
                      <text:list-item>
                        <text:p>vars</text:p>
                      </text:list-item>
                    </text:list>
                  </text:list-item>
                  <text:list-item>
                    <text:p>Those are just the major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Defaults</text:p>
                <text:list>
                  <text:list-item>
                    <text:p>Contains default values for variables</text:p>
                  </text:list-item>
                  <text:list-item>
                    <text:p>Low precedence, so can be overridden</text:p>
                  </text:list-item>
                  <text:list-item>
                    <text:p>Use as document showing all inputs, with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Files</text:p>
                <text:list>
                  <text:list-item>
                    <text:p>Store files for this specific role</text:p>
                  </text:list-item>
                  <text:list-item>
                    <text:p>Files will be copied to remote hosts (with proper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Tasks</text:p>
                <text:list>
                  <text:list-item>
                    <text:p>Lists of tasks to perform on a host</text:p>
                  </text:list-item>
                  <text:list-item>
                    <text:p>Uses data from defaults and vars, and other variable sources</text:p>
                  </text:list-item>
                  <text:list-item>
                    <text:p>Set of steps processed in order</text:p>
                  </text:list-item>
                  <text:list-item>
                    <text:p>Can use conditionals to perform steps under specific circumstances</text:p>
                    <text:list>
                      <text:list-item>
                        <text:p>enable/disable features</text:p>
                      </text:list-item>
                      <text:list-item>
                        <text:p>Use different packages for different distribu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emplates</text:p>
                <text:list>
                  <text:list-item>
                    <text:p>Updating files with variable substitution</text:p>
                  </text:list-item>
                  <text:list-item>
                    <text:p>Uses jinja2 templ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emplate Example</text:p>
                <text:p># Mysql my.cnf file</text:p>
                <text:p>[mysql]</text:p>
                <text:p>user = root</text:p>
                <text:p>password = {{ mysql_pass }}</text:p>
              </text:list-item>
              <text:list-item>
                <text:p>{{ mysql_pass }} will be replaced with value of mysql_p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itfall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Global variables</text:p>
              </text:list-item>
              <text:list-item>
                <text:p>Hard to change values</text:p>
                <text:list>
                  <text:list-item>
                    <text:p>Create new variables</text:p>
                  </text:list-item>
                </text:list>
              </text:list-item>
              <text:list-item>
                <text:p>Name conflicts</text:p>
              </text:list-item>
              <text:list-item>
                <text:p>Variables aren’t typed</text:p>
              </text:list-item>
              <text:list-item>
                <text:p>Variable precedence</text:p>
              </text:list-item>
              <text:list-item>
                <text:p>Everything is permit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eated by Cisco</text:p>
              </text:list-item>
              <text:list-item>
                <text:p>Donated to Red Hat Ansible project in 2019</text:p>
              </text:list-item>
              <text:list-item>
                <text:p>Used to test your roles</text:p>
              </text:list-item>
              <text:list-item>
                <text:p>Uses galaxy to create role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molecule init role user.example -d docker</text:p>
                <text:list>
                  <text:list-item>
                    <text:p>molecule init scenario -r &lt;current role&gt; -d docker</text:p>
                  </text:list-item>
                </text:list>
              </text:list-item>
              <text:list-item>
                <text:p>molecule converge</text:p>
                <text:list>
                  <text:list-item>
                    <text:p>Work on the role</text:p>
                  </text:list-item>
                </text:list>
              </text:list-item>
              <text:list-item>
                <text:p>molecule converge</text:p>
                <text:list>
                  <text:list-item>
                    <text:p>molecule converge again, make sure ansible doesn’t report changes</text:p>
                  </text:list-item>
                </text:list>
              </text:list-item>
              <text:list-item>
                <text:p>molecule destroy</text:p>
              </text:list-item>
              <text:list-item>
                <text:p>Integrate with CI/C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nsible-galax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nsible-galaxy role|collection search &lt;name&gt;</text:p>
              </text:list-item>
              <text:list-item>
                <text:p>Roles in galaxy hub for many purpo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nsible environ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virtualenv, requirements.txt, and pip</text:p>
                <text:list>
                  <text:list-item>
                    <text:p>Keeps tree clean</text:p>
                  </text:list-item>
                  <text:list-item>
                    <text:p>Doesn’t pollute rest of system</text:p>
                  </text:list-item>
                </text:list>
              </text:list-item>
              <text:list-item>
                <text:p>Alternatively, docker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WX / Ansible Tower</text:p>
              </text:list-item>
              <text:list-item>
                <text:p>CI/CD</text:p>
                <text:list>
                  <text:list-item>
                    <text:p>Jenkins</text:p>
                  </text:list-item>
                  <text:list-item>
                    <text:p>github/gitla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4DT2H25M33S</meta:editing-duration>
    <meta:editing-cycles>13</meta:editing-cycles>
    <meta:generator>LibreOffice/7.1.8.1$Linux_X86_64 LibreOffice_project/10$Build-1</meta:generator>
    <dc:title>Blue Curve</dc:title>
    <dc:date>2022-06-08T09:22:46.455804096</dc:date>
    <meta:document-statistic meta:object-count="114"/>
  </office:meta>
</office:document-meta>
</file>